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6">My design of life will be built with five classes, one for cells (called Cell), one for collections of cells (Board), one for games (Game), one for an individual starting configuration (Config) and one for sets of starting configurations (ConfigSet).</text:p>
      <text:p text:style-name="P6">The classes and all their functions will be defined in an interface/implementation file pair called life (life.h and life.cpp).</text:p>
      <text:p text:style-name="P6">Some configurations will be provided in the life library. The user will be able to define more as he/she wants and load them into the interface using a method of the Game class.</text:p>
      <text:p text:style-name="P6"/>
      <text:p text:style-name="P9">Algorithm</text:p>
      <text:p text:style-name="P9">(for making successive generations)</text:p>
      <text:p text:style-name="P10"/>
      <text:list xml:id="list10552747341" text:style-name="L1">
        <text:list-item>
          <text:p text:style-name="P12">An initial configuration will be loaded by filling an array with boolean values.</text:p>
        </text:list-item>
        <text:list-item>
          <text:p text:style-name="P12">The next generation will be calculated by leaving the original array intact and filling a second array by determining the fate of each element in the first array.</text:p>
        </text:list-item>
        <text:list-item>
          <text:p text:style-name="P12">The first array will be replaced by the second.</text:p>
        </text:list-item>
        <text:list-item>
          <text:p text:style-name="P12">Return to step 2 until a generation produces no change or the user issues a keyboard interrupt.</text:p>
        </text:list-item>
      </text:list>
      <text:p text:style-name="P11"/>
      <text:p text:style-name="P4">Classes and Functions</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5">Member</text:p>
          </table:table-cell>
          <table:table-cell table:style-name="Table1.A1" office:value-type="string">
            <text:p text:style-name="P15">Description</text:p>
          </table:table-cell>
          <table:table-cell table:style-name="Table1.C1" office:value-type="string">
            <text:p text:style-name="P15">Input/Work/Output</text:p>
          </table:table-cell>
        </table:table-row>
        <table:table-row>
          <table:table-cell table:style-name="Table1.A2" office:value-type="string">
            <text:p text:style-name="P15">Public</text:p>
          </table:table-cell>
          <table:table-cell table:style-name="Table1.A2" office:value-type="string">
            <text:p text:style-name="P17"/>
          </table:table-cell>
          <table:table-cell table:style-name="Table1.C2" office:value-type="string">
            <text:p text:style-name="P16"/>
          </table:table-cell>
        </table:table-row>
        <table:table-row>
          <table:table-cell table:style-name="Table1.A2" office:value-type="string">
            <text:p text:style-name="P18">play()</text:p>
          </table:table-cell>
          <table:table-cell table:style-name="Table1.A2" office:value-type="string">
            <text:p text:style-name="P18">Starts a game of life with board size 22 x 88, unless user has changed this dimension with the dims() method. Only default configurations will be loaded unless user has added configurations using add_config() method.</text:p>
          </table:table-cell>
          <table:table-cell table:style-name="Table1.C2" office:value-type="string">
            <text:p text:style-name="P18">In: User choices given by keyboard.</text:p>
            <text:p text:style-name="P18"/>
            <text:p text:style-name="P18">Work:</text:p>
            <text:p text:style-name="P18"/>
            <text:p text:style-name="P18">Give user choices from list of loaded configurations. Allow them to choose using positive int values.</text:p>
            <text:p text:style-name="P18"/>
            <text:p text:style-name="P18"><text:tab/>call config_menu()</text:p>
            <text:p text:style-name="P18"/>
            <text:p text:style-name="P18">Give user choice over number of generations to run, selected by entering a positive int at the keyboard.</text:p>
            <text:p text:style-name="P18"/>
            <text:p text:style-name="P18"><text:tab/>call user_gens()</text:p>
            <text:p text:style-name="P18"/>
            <text:p text:style-name="P18">Run the game.</text:p>
            <text:p text:style-name="P18"><text:soft-page-break/></text:p>
            <text:p text:style-name="P18"><text:tab/>call run_game()</text:p>
            <text:p text:style-name="P18"/>
            <text:p text:style-name="P18">Out:</text:p>
            <text:p text:style-name="P18"/>
            <text:p text:style-name="P18">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18">dims(int height, int width)</text:p>
          </table:table-cell>
          <table:table-cell table:style-name="Table1.A2" office:value-type="string">
            <text:p text:style-name="P18">Changes the dimensions of the game board. </text:p>
          </table:table-cell>
          <table:table-cell table:style-name="Table1.C2" office:value-type="string">
            <text:p text:style-name="P18"/>
          </table:table-cell>
        </table:table-row>
        <table:table-row>
          <table:table-cell table:style-name="Table1.A2" office:value-type="string">
            <text:p text:style-name="P18">add_config()</text:p>
          </table:table-cell>
          <table:table-cell table:style-name="Table1.A2" office:value-type="string">
            <text:p text:style-name="P18">Adds a configuration to the configuration list.</text:p>
          </table:table-cell>
          <table:table-cell table:style-name="Table1.C2" office:value-type="string">
            <text:p text:style-name="P18"/>
          </table:table-cell>
        </table:table-row>
        <table:table-row>
          <table:table-cell table:style-name="Table1.A2" office:value-type="string">
            <text:p text:style-name="P15">Private</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ConfigSet confList</text:p>
          </table:table-cell>
          <table:table-cell table:style-name="Table1.A2" office:value-type="string">
            <text:p text:style-name="P18">Stores the loaded configurations.</text:p>
          </table:table-cell>
          <table:table-cell table:style-name="Table1.C2" office:value-type="string">
            <text:p text:style-name="P18"/>
          </table:table-cell>
        </table:table-row>
        <table:table-row>
          <table:table-cell table:style-name="Table1.A2" office:value-type="string">
            <text:p text:style-name="P18">int numGens</text:p>
          </table:table-cell>
          <table:table-cell table:style-name="Table1.A2" office:value-type="string">
            <text:p text:style-name="P18">Stores the number of generations to run the game. Value of 0 means infinite.</text:p>
          </table:table-cell>
          <table:table-cell table:style-name="Table1.C2" office:value-type="string">
            <text:p text:style-name="P18"/>
          </table:table-cell>
        </table:table-row>
        <table:table-row>
          <table:table-cell table:style-name="Table1.A2" office:value-type="string">
            <text:p text:style-name="P18">int row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int col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config_menu()</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user_gen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run_game()</text:p>
          </table:table-cell>
          <table:table-cell table:style-name="Table1.A2" office:value-type="string">
            <text:p text:style-name="P18"/>
          </table:table-cell>
          <table:table-cell table:style-name="Table1.C2" office:value-type="string">
            <text:p text:style-name="P18"/>
          </table:table-cell>
        </table:table-row>
      </table:table>
      <text:p text:style-name="P4"><text:span text:style-name="T1"/></text:p>
      <text:p text:style-name="P3"/>
      <text:p text:style-name="P14">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5">Member</text:p>
          </table:table-cell>
          <table:table-cell table:style-name="CellClassFunctions.A1" office:value-type="string">
            <text:p text:style-name="P15">Description</text:p>
          </table:table-cell>
          <table:table-cell table:style-name="CellClassFunctions.C1" office:value-type="string">
            <text:p text:style-name="P15">Input/Work/Output</text:p>
          </table:table-cell>
        </table:table-row>
        <table:table-row>
          <table:table-cell table:style-name="CellClassFunctions.A2" office:value-type="string">
            <text:p text:style-name="P15">Public</text:p>
          </table:table-cell>
          <table:table-cell table:style-name="CellClassFunctions.A2" office:value-type="string">
            <text:p text:style-name="P17"/>
          </table:table-cell>
          <table:table-cell table:style-name="CellClassFunctions.C2" office:value-type="string">
            <text:p text:style-name="P16"/>
          </table:table-cell>
        </table:table-row>
        <table:table-row>
          <table:table-cell table:style-name="CellClassFunctions.A2" office:value-type="string">
            <text:p text:style-name="P16">Cell(bool val)</text:p>
          </table:table-cell>
          <table:table-cell table:style-name="CellClassFunctions.A2" office:value-type="string">
            <text:p text:style-name="P16">Constructor that creates a Cell with a status of alive (true) or dead (false). Note there's no default constructor, so Cell must be created with a value</text:p>
          </table:table-cell>
          <table:table-cell table:style-name="CellClassFunctions.C2" office:value-type="string">
            <text:p text:style-name="P16">In: bool val argument</text:p>
            <text:p text:style-name="P16"/>
            <text:p text:style-name="P16">Work:</text:p>
            <text:p text:style-name="P16"/>
            <text:p text:style-name="P16">Sets private state value to value of argument val</text:p>
            <text:p text:style-name="P16"/>
            <text:p text:style-name="P16">Out:</text:p>
            <text:p text:style-name="P16"/>
            <text:p text:style-name="P16">None. Cell is created with private member variable state set to argument val</text:p>
          </table:table-cell>
        </table:table-row>
        <table:table-row>
          <table:table-cell table:style-name="CellClassFunctions.A2" office:value-type="string">
            <text:p text:style-name="P16">bool status()</text:p>
          </table:table-cell>
          <table:table-cell table:style-name="CellClassFunctions.A2" office:value-type="string">
            <text:p text:style-name="P16">Return value of private state variable, which stores the boolean value indicated alive (true) or dead (false)</text:p>
          </table:table-cell>
          <table:table-cell table:style-name="CellClassFunctions.C2" office:value-type="string">
            <text:p text:style-name="P16">In: none</text:p>
            <text:p text:style-name="P16"/>
            <text:p text:style-name="P16">Work:</text:p>
            <text:p text:style-name="P16"/>
            <text:p text:style-name="P16">return state</text:p>
            <text:p text:style-name="P16"/>
            <text:p text:style-name="P16">Out:</text:p>
            <text:p text:style-name="P16"/>
            <text:p text:style-name="P16">value of state</text:p>
          </table:table-cell>
        </table:table-row>
        <text:soft-page-break/>
        <table:table-row>
          <table:table-cell table:style-name="CellClassFunctions.A2" office:value-type="string">
            <text:p text:style-name="P16">int count_neigbors()</text:p>
          </table:table-cell>
          <table:table-cell table:style-name="CellClassFunctions.A2" office:value-type="string">
            <text:p text:style-name="P16">Counts the number of living neighbors (object must be embedded in an array)</text:p>
          </table:table-cell>
          <table:table-cell table:style-name="CellClassFunctions.C2" office:value-type="string">
            <text:p text:style-name="P16">In: array in which Cell is embedded, dimensions of this array, and location of the Cell in that array</text:p>
            <text:p text:style-name="P16"/>
            <text:p text:style-name="P16">Work:</text:p>
            <text:p text:style-name="P16"/>
            <text:p text:style-name="P16">location of current Cell:</text:p>
            <text:p text:style-name="P16"><text:tab/>r = row #</text:p>
            <text:p text:style-name="P16"><text:tab/>c = col #</text:p>
            <text:p text:style-name="P16"/>
            <text:p text:style-name="P16">Count following elements of containing array:</text:p>
            <text:p text:style-name="P16"/>
            <text:p text:style-name="P16">[r + -1][c + -1]</text:p>
            <text:p text:style-name="P16">[r + -1][c + 0]</text:p>
            <text:p text:style-name="P16">[r + -1][c + 1]</text:p>
            <text:p text:style-name="P16">[r + 0][c + -1]</text:p>
            <text:p text:style-name="P16">//Note: do not count actual cell's value [r + 0][c + 0]</text:p>
            <text:p text:style-name="P16">[r + 0][c + 1]</text:p>
            <text:p text:style-name="P16">[r + 1][c + -1]</text:p>
            <text:p text:style-name="P16">[r + 1][c + 0]</text:p>
            <text:p text:style-name="P16">[r + 1][c + 1]</text:p>
            <text:p text:style-name="P16"/>
            <text:p text:style-name="P16">To handle edges, modulate each index by the width or height of the containing array. For instance, if number of rows in array is 22, modulate r +1 above by 22.</text:p>
            <text:p text:style-name="P16"/>
            <text:p text:style-name="P16">Do so using the following loop:</text:p>
            <text:p text:style-name="P16"/>
            <text:p text:style-name="P16">for i in range(-1, 1)</text:p>
            <text:p text:style-name="P16"><text:tab/>for j in range (-1, 1)</text:p>
            <text:p text:style-name="P16"><text:tab/><text:tab/>if not (r = 0 &amp; c = 0)</text:p>
            <text:p text:style-name="P16"><text:tab/><text:tab/><text:tab/>//arrH is containing array height</text:p>
            <text:p text:style-name="P16"><text:tab/><text:tab/><text:tab/>//arrW is containing array width</text:p>
            <text:p text:style-name="P16"><text:tab/><text:tab/><text:tab/>numNeighbors +=</text:p>
            <text:p text:style-name="P16"><text:tab/><text:tab/><text:tab/><text:tab/>array[(r + i) % arrH][(c + j) % arrW].status()</text:p>
            <text:p text:style-name="P16"/>
            <text:p text:style-name="P16">Output:</text:p>
            <text:p text:style-name="P16"/>
            <text:p text:style-name="P16">return numNeighbors, the number of living neighbors surrounding the Cell</text:p>
            <text:p text:style-name="P16"/>
          </table:table-cell>
        </table:table-row>
        <table:table-row>
          <table:table-cell table:style-name="CellClassFunctions.A2" office:value-type="string">
            <text:p text:style-name="P16">bool next_state()</text:p>
          </table:table-cell>
          <table:table-cell table:style-name="CellClassFunctions.A2" office:value-type="string">
            <text:p text:style-name="P16">Returns next state of the cell based on number of living neighbors (object must be embedded in an array)</text:p>
          </table:table-cell>
          <table:table-cell table:style-name="CellClassFunctions.C2" office:value-type="string">
            <text:p text:style-name="P16">In: current bool value of var state</text:p>
            <text:p text:style-name="P16"/>
            <text:p text:style-name="P16">Work:</text:p>
            <text:p text:style-name="P16"/>
            <text:p text:style-name="P16">int neighbors = Cell.count_neigbors() //Count living neighbors</text:p>
            <text:p text:style-name="P16"/>
            <text:p text:style-name="P16">//throw exception here when number of neighbors &lt; 0 or &gt; 8</text:p>
            <text:p text:style-name="P16"/>
            <text:p text:style-name="P16">if <text:s/>state = true <text:s/>//currently alive</text:p>
            <text:p text:style-name="P16"><text:tab/>if neighbors &lt; 2 // (underpopulation)</text:p>
            <text:p text:style-name="P16"><text:tab/><text:tab/>return false //dead next time</text:p>
            <text:p text:style-name="P16"><text:s/><text:tab/>else if neighbors &lt; 4 // 2 &lt;= neighbors &lt;= 3 (balanced state)</text:p>
            <text:p text:style-name="P16"><text:tab/><text:tab/>return true //alive next time</text:p>
            <text:p text:style-name="P16"><text:tab/>else if neighbors <text:s/>// 4 &lt;= neighbors &lt;= 8 (overpopulation)</text:p>
            <text:p text:style-name="P16"><text:tab/><text:tab/>return false //dead next time</text:p>
            <text:p text:style-name="P16"><text:tab/>else //logic mistake or error occurred</text:p>
            <text:p text:style-name="P16"><text:tab/><text:tab/>print that something bad happened</text:p>
            <text:p text:style-name="P16"><text:soft-page-break/></text:p>
            <text:p text:style-name="P16">else if state = false <text:s/>//currently dead</text:p>
            <text:p text:style-name="P16"><text:tab/>if neighbors = 3 //(reproduction)</text:p>
            <text:p text:style-name="P16"><text:tab/><text:tab/>return true //alive next time</text:p>
            <text:p text:style-name="P16"/>
            <text:p text:style-name="P16">else //boolean values stopped working like they used to</text:p>
            <text:p text:style-name="P16"><text:tab/>print that something bad happened</text:p>
            <text:p text:style-name="P16"><text:tab/></text:p>
            <text:p text:style-name="P16">//catch out of range neighbors exception here</text:p>
            <text:p text:style-name="P16"/>
            <text:p text:style-name="P16">Out: return statements above</text:p>
            <text:p text:style-name="P16"/>
            <text:p text:style-name="P16">Will return false (dead) or true (alive) according to above tree.</text:p>
            <text:p text:style-name="P16"/>
          </table:table-cell>
        </table:table-row>
        <table:table-row>
          <table:table-cell table:style-name="CellClassFunctions.A2" office:value-type="string">
            <text:p text:style-name="P15">Private</text:p>
          </table:table-cell>
          <table:table-cell table:style-name="CellClassFunctions.A2" office:value-type="string">
            <text:p text:style-name="P16"/>
          </table:table-cell>
          <table:table-cell table:style-name="CellClassFunctions.C2" office:value-type="string">
            <text:p text:style-name="P16"/>
          </table:table-cell>
        </table:table-row>
        <table:table-row>
          <table:table-cell table:style-name="CellClassFunctions.A2" office:value-type="string">
            <text:p text:style-name="P16">bool state</text:p>
          </table:table-cell>
          <table:table-cell table:style-name="CellClassFunctions.A2" office:value-type="string">
            <text:p text:style-name="P16">Current state of Cell (true = alive, false = dead)</text:p>
          </table:table-cell>
          <table:table-cell table:style-name="CellClassFunctions.C2" office:value-type="string">
            <text:p text:style-name="P16"/>
          </table:table-cell>
        </table:table-row>
      </table:table>
      <text:p text:style-name="P8"/>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11:48:35</dc:date>
    <dc:creator>eddie </dc:creator>
    <meta:editing-duration>PT1H42M59S</meta:editing-duration>
    <meta:editing-cycles>22</meta:editing-cycles>
    <meta:document-statistic meta:table-count="2" meta:image-count="0" meta:object-count="0" meta:page-count="4" meta:paragraph-count="120" meta:word-count="822" meta:character-count="4374" meta:non-whitespace-character-count="4013"/>
  </office:meta>
</office:document-meta>
</file>